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54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le_all_one_lstm_metrics" table:style-name="ta1">
        <table:table-column table:style-name="co1" table:default-cell-style-name="ce1"/>
        <table:table-column table:style-name="co2" table:number-columns-repeated="3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Metric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mean_mse</text:p>
          </table:table-cell>
          <table:table-cell office:value-type="float" office:value="0.01459" calcext:value-type="float">
            <text:p>0.01459</text:p>
          </table:table-cell>
          <table:table-cell office:value-type="float" office:value="0.01425" calcext:value-type="float">
            <text:p>0.01425</text:p>
          </table:table-cell>
          <table:table-cell table:style-name="ce3" office:value-type="float" office:value="0.01452" calcext:value-type="float">
            <text:p>0.01452</text:p>
          </table:table-cell>
          <table:table-cell table:formula="of:=MIN([.B2:.D2])" office:value-type="float" office:value="0.01425" calcext:value-type="float">
            <text:p>0.01425</text:p>
          </table:table-cell>
        </table:table-row>
        <table:table-row table:style-name="ro1">
          <table:table-cell office:value-type="string" calcext:value-type="string">
            <text:p>min_mse</text:p>
          </table:table-cell>
          <table:table-cell office:value-type="float" office:value="0.00633" calcext:value-type="float">
            <text:p>0.00633</text:p>
          </table:table-cell>
          <table:table-cell office:value-type="float" office:value="0.00625" calcext:value-type="float">
            <text:p>0.00625</text:p>
          </table:table-cell>
          <table:table-cell table:style-name="ce3" office:value-type="float" office:value="0.0061" calcext:value-type="float">
            <text:p>0.0061</text:p>
          </table:table-cell>
          <table:table-cell table:formula="of:=MIN([.B3:.D3])" office:value-type="float" office:value="0.0061" calcext:value-type="float">
            <text:p>0.0061</text:p>
          </table:table-cell>
        </table:table-row>
        <table:table-row table:style-name="ro1">
          <table:table-cell office:value-type="string" calcext:value-type="string">
            <text:p>max_mse</text:p>
          </table:table-cell>
          <table:table-cell table:style-name="ce3" office:value-type="float" office:value="0.02046" calcext:value-type="float">
            <text:p>0.02046</text:p>
          </table:table-cell>
          <table:table-cell office:value-type="float" office:value="0.02073" calcext:value-type="float">
            <text:p>0.02073</text:p>
          </table:table-cell>
          <table:table-cell office:value-type="float" office:value="0.02059" calcext:value-type="float">
            <text:p>0.02059</text:p>
          </table:table-cell>
          <table:table-cell table:formula="of:=MIN([.B4:.D4])" office:value-type="float" office:value="0.02046" calcext:value-type="float">
            <text:p>0.02046</text:p>
          </table:table-cell>
        </table:table-row>
        <table:table-row table:style-name="ro1">
          <table:table-cell office:value-type="string" calcext:value-type="string">
            <text:p>stdev_mse</text:p>
          </table:table-cell>
          <table:table-cell table:style-name="ce3" office:value-type="float" office:value="0.00274" calcext:value-type="float">
            <text:p>0.00274</text:p>
          </table:table-cell>
          <table:table-cell office:value-type="float" office:value="0.00281" calcext:value-type="float">
            <text:p>0.00281</text:p>
          </table:table-cell>
          <table:table-cell office:value-type="float" office:value="0.00278" calcext:value-type="float">
            <text:p>0.00278</text:p>
          </table:table-cell>
          <table:table-cell table:formula="of:=MIN([.B5:.D5])" office:value-type="float" office:value="0.00274" calcext:value-type="float">
            <text:p>0.00274</text:p>
          </table:table-cell>
        </table:table-row>
        <table:table-row table:style-name="ro1">
          <table:table-cell office:value-type="string" calcext:value-type="string">
            <text:p>mean_training_time</text:p>
          </table:table-cell>
          <table:table-cell office:value-type="float" office:value="117.85253" calcext:value-type="float">
            <text:p>117.85253</text:p>
          </table:table-cell>
          <table:table-cell office:value-type="float" office:value="117.08155" calcext:value-type="float">
            <text:p>117.08155</text:p>
          </table:table-cell>
          <table:table-cell office:value-type="float" office:value="118.16578" calcext:value-type="float">
            <text:p>118.16578</text:p>
          </table:table-cell>
          <table:table-cell table:formula="of:=MIN([.B6:.D6])" office:value-type="float" office:value="117.08155" calcext:value-type="float">
            <text:p>117.08155</text:p>
          </table:table-cell>
        </table:table-row>
        <table:table-row table:style-name="ro1">
          <table:table-cell office:value-type="string" calcext:value-type="string">
            <text:p>mean_num_epochs</text:p>
          </table:table-cell>
          <table:table-cell office:value-type="float" office:value="95.12778" calcext:value-type="float">
            <text:p>95.12778</text:p>
          </table:table-cell>
          <table:table-cell office:value-type="float" office:value="94.31111" calcext:value-type="float">
            <text:p>94.31111</text:p>
          </table:table-cell>
          <table:table-cell office:value-type="float" office:value="95.35556" calcext:value-type="float">
            <text:p>95.35556</text:p>
          </table:table-cell>
          <table:table-cell table:formula="of:=MIN([.B7:.D7])" office:value-type="float" office:value="94.31111" calcext:value-type="float">
            <text:p>94.31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3T15:01:16.888412951</dc:date>
    <meta:editing-duration>PT15M50S</meta:editing-duration>
    <meta:editing-cycles>1</meta:editing-cycles>
    <meta:document-statistic meta:table-count="1" meta:cell-count="34" meta:object-count="0"/>
    <meta:generator>LibreOffice/6.0.7.3$Linux_X86_64 LibreOffice_project/00m0$Build-3</meta:generator>
  </office:meta>
</office:document-meta>
</file>